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e181e" fo:font-weight="bold" officeooo:rsid="000d3f9d" officeooo:paragraph-rsid="000d3f9d" style:font-weight-asian="bold" style:font-weight-complex="bold"/>
    </style:style>
    <style:style style:name="P2" style:family="paragraph" style:parent-style-name="Standard">
      <style:text-properties fo:color="#0066b3" fo:font-weight="bold" officeooo:rsid="000d3f9d" officeooo:paragraph-rsid="000d3f9d" style:font-weight-asian="bold" style:font-weight-complex="bold"/>
    </style:style>
    <style:style style:name="P3" style:family="paragraph" style:parent-style-name="Standard">
      <style:text-properties fo:color="#0066b3" fo:font-size="11pt" fo:font-weight="bold" officeooo:rsid="000d3f9d" officeooo:paragraph-rsid="000d3f9d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fo:font-size="11pt" fo:font-weight="normal" officeooo:rsid="000d3f9d" officeooo:paragraph-rsid="000d3f9d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0000" style:font-name="Liberation Serif" fo:font-size="11pt" fo:font-weight="normal" officeooo:rsid="000d3f9d" officeooo:paragraph-rsid="000e7fc0" fo:background-color="transparent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color="#d4d4d4" style:font-name="Droid Sans Mono" fo:font-size="10pt" fo:font-weight="normal" officeooo:rsid="000d3f9d" officeooo:paragraph-rsid="000d3f9d" fo:background-color="#1e1e1e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d4d4d4" style:font-name="Droid Sans Mono" fo:font-size="10pt" fo:font-weight="normal" officeooo:rsid="000d3f9d" officeooo:paragraph-rsid="000e7fc0" fo:background-color="#1e1e1e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d4d4d4" style:font-name="Droid Sans Mono" fo:font-size="10pt" fo:font-weight="normal" officeooo:rsid="000e7fc0" officeooo:paragraph-rsid="000e7fc0" fo:background-color="#1e1e1e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d4d4d4" style:font-name="Droid Sans Mono" fo:font-size="10pt" fo:font-weight="normal" officeooo:rsid="000e7fc0" officeooo:paragraph-rsid="000e8dbd" fo:background-color="#1e1e1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1" style:family="paragraph" style:parent-style-name="Standard">
      <style:text-properties fo:color="#f58220" fo:font-size="11pt" fo:font-weight="bold" officeooo:rsid="000d3f9d" officeooo:paragraph-rsid="000d3f9d" style:font-size-asian="9.60000038146973pt" style:font-weight-asian="bold" style:font-size-complex="11pt" style:font-weight-complex="bold"/>
    </style:style>
    <style:style style:name="P12" style:family="paragraph" style:parent-style-name="Standard">
      <style:text-properties fo:color="#f58220" fo:font-size="11pt" fo:font-weight="bold" officeooo:rsid="000d3f9d" officeooo:paragraph-rsid="000e7fc0" style:font-size-asian="9.60000038146973pt" style:font-weight-asian="bold" style:font-size-complex="11pt" style:font-weight-complex="bold"/>
    </style:style>
    <style:style style:name="P13" style:family="paragraph" style:parent-style-name="Standard">
      <style:text-properties fo:color="#f58220" fo:font-size="11pt" fo:font-weight="bold" officeooo:rsid="000d3f9d" officeooo:paragraph-rsid="000e8dbd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5" style:family="paragraph" style:parent-style-name="Standard">
      <style:text-properties fo:color="#6a9955" style:font-name="Droid Sans Mono" fo:font-size="10pt" fo:font-weight="normal" officeooo:rsid="000e7fc0" officeooo:paragraph-rsid="000e8dbd" fo:background-color="#1e1e1e" style:font-size-asian="10pt" style:font-weight-asian="normal" style:font-size-complex="10pt" style:font-weight-complex="normal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officeooo:rsid="000e7fc0"/>
    </style:style>
    <style:style style:name="T7" style:family="text">
      <style:text-properties fo:color="#6a9955"/>
    </style:style>
    <style:style style:name="T8" style:family="text">
      <style:text-properties fo:color="#c586c0"/>
    </style:style>
    <style:style style:name="T9" style:family="text">
      <style:text-properties fo:color="#ce91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ğişkenler</text:p>
      <text:p text:style-name="P2">Nesne Değişkenleri (Instance Variables)</text:p>
      <text:p text:style-name="P4"><text:s text:c="3"/>Metot dışında tanımlanan değişkenlerdir.</text:p>
      <text:p text:style-name="P4"/>
      <text:p text:style-name="P11">Örnek:</text:p>
      <text:p text:style-name="P6"><text:span text:style-name="T1">public</text:span> <text:span text:style-name="T1">class</text:span> <text:span text:style-name="T2">Duck</text:span>{</text:p>
      <text:p text:style-name="P10"><text:span text:style-name="T2"><text:tab/>int</text:span> <text:span text:style-name="T3">size</text:span>;</text:p>
      <text:p text:style-name="P10">}</text:p>
      <text:p text:style-name="P4"/>
      <text:p text:style-name="P3">Yerel Değişkenler (Local Variables)</text:p>
      <text:p text:style-name="P4"><text:s text:c="3"/>Metodun parametlerini de içeren ve metotlar içerisinde tanımlanan, ayrıca döngü blokları içerisinde tanımlanan değişkenlerdir.</text:p>
      <text:p text:style-name="P4"/>
      <text:p text:style-name="P12">Örnek:</text:p>
      <text:p text:style-name="P7"><text:span text:style-name="T1">public</text:span> <text:span text:style-name="T2">void</text:span> <text:span text:style-name="T4">foo</text:span>(<text:span text:style-name="T2">int</text:span> x){</text:p>
      <text:p text:style-name="P10"><text:span text:style-name="T2"><text:tab/>int</text:span> <text:span text:style-name="T3">i</text:span> = x + <text:span text:style-name="T5">3</text:span>;</text:p>
      <text:p text:style-name="P10"><text:span text:style-name="T2"><text:tab/>boolean</text:span> <text:span text:style-name="T3">b</text:span> = <text:span text:style-name="T1">true</text:span>;</text:p>
      <text:p text:style-name="P10">}</text:p>
      <text:p text:style-name="P7"/>
      <text:p text:style-name="P5"><text:s text:c="3"/><text:span text:style-name="T6">Yerel değişkenlerin ilk değerleri programcı tarafından verilmelidir.</text:span></text:p>
      <text:p text:style-name="P5"/>
      <text:p text:style-name="P12">Örnek:</text:p>
      <text:p text:style-name="P8"><text:span text:style-name="T1">public</text:span> <text:span text:style-name="T2">int</text:span> <text:span text:style-name="T4">hesapla</text:span>(){</text:p>
      <text:p text:style-name="P10"><text:span text:style-name="T2"><text:tab/>int</text:span> <text:span text:style-name="T3">i</text:span>;</text:p>
      <text:p text:style-name="P10"><text:tab/>i++; <text:s text:c="2"/><text:span text:style-name="T7">// İşlem yapılmaz.</text:span></text:p>
      <text:p text:style-name="P10"><text:span text:style-name="T8"><text:tab/>return</text:span> i;</text:p>
      <text:p text:style-name="P10">}</text:p>
      <text:p text:style-name="P8"/>
      <text:p text:style-name="P12">Örnek:</text:p>
      <text:p text:style-name="P8"><text:span text:style-name="T1">public</text:span> <text:span text:style-name="T2">int</text:span> <text:span text:style-name="T4">hesapla</text:span>(){</text:p>
      <text:p text:style-name="P10"><text:span text:style-name="T2"><text:tab/>int</text:span> <text:span text:style-name="T3">a</text:span> = <text:span text:style-name="T5">12</text:span>; <text:s text:c="2"/><text:span text:style-name="T7">// Sadece a mevcut.</text:span></text:p>
      <text:p text:style-name="P10"><text:tab/>{</text:p>
      <text:p text:style-name="P10"><text:span text:style-name="T2"><text:tab/><text:tab/>int</text:span> <text:span text:style-name="T3">b</text:span> = <text:span text:style-name="T5">20</text:span>; <text:s text:c="2"/><text:span text:style-name="T7">// a ve b mevcut.</text:span></text:p>
      <text:p text:style-name="P10"><text:tab/>}</text:p>
      <text:p text:style-name="P14">/** Sadece a mevcut.</text:p>
      <text:p text:style-name="P14">Çünkü b geçerlilik alanının dışında kaldı.</text:p>
      <text:p text:style-name="P14">*/</text:p>
      <text:p text:style-name="P10">}</text:p>
      <text:p text:style-name="P8"/>
      <text:p text:style-name="P13">Örnek:</text:p>
      <text:p text:style-name="P9"><text:span text:style-name="T1">public</text:span> <text:span text:style-name="T2">int</text:span> <text:span text:style-name="T4">hesapla</text:span>(){ <text:s text:c="2"/><text:span text:style-name="T7">// Dış alan</text:span></text:p>
      <text:p text:style-name="P10"><text:span text:style-name="T2"><text:tab/>int</text:span> <text:span text:style-name="T3">a</text:span> = <text:span text:style-name="T5">12</text:span>;</text:p>
      <text:p text:style-name="P10"><text:tab/>{ <text:s text:c="2"/><text:span text:style-name="T7">// İç alan</text:span></text:p>
      <text:p text:style-name="P10"><text:span text:style-name="T2"><text:tab/><text:tab/>int</text:span> <text:span text:style-name="T3">b</text:span> = <text:span text:style-name="T5">20</text:span>; <text:s text:c="2"/><text:span text:style-name="T7">// Java için yanlış; C için doğrudur.</text:span></text:p>
      <text:p text:style-name="P10"><text:tab/>} <text:s text:c="2"/><text:span text:style-name="T7">// İç alanın sonu</text:span></text:p>
      <text:p text:style-name="P10">} <text:s text:c="2"/><text:span text:style-name="T7">// Dış alanın sonu</text:span></text:p>
      <text:p text:style-name="P9"/>
      <text:p text:style-name="P13">Örnek:</text:p>
      <text:p text:style-name="P9"><text:span text:style-name="T8">if</text:span>(<text:span text:style-name="T1">true</text:span>){</text:p>
      <text:p text:style-name="P10"><text:span text:style-name="T2"><text:tab/>String</text:span> <text:span text:style-name="T3">s</text:span> = <text:span text:style-name="T8">new</text:span> <text:span text:style-name="T4">String</text:span>(<text:span text:style-name="T9">"Selamlar"</text:span>);</text:p>
      <text:p text:style-name="P10">} <text:s text:c="2"/><text:span text:style-name="T7">// Geçerlilik alanının dışı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1:52:53.046970652</meta:creation-date>
    <dc:date>2018-12-31T03:02:16.976000000</dc:date>
    <meta:editing-duration>PT20M46S</meta:editing-duration>
    <meta:editing-cycles>4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42" meta:word-count="153" meta:character-count="906" meta:non-whitespace-character-count="751"/>
  </office:meta>
</office:document-meta>
</file>